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ductive Reasoning</text:h>
      <text:h text:style-name="Heading_20_1" text:outline-level="1">Introduction</text:h>
      <text:p text:style-name="Text_20_body">Deductive reasoning is a logical process that enables developers to solve programming challenges by moving from general premises to specific conclusions. It plays a crucial role in tasks such as debugging, structuring code, and designing user-friendly interfaces. This approach relies on established logical principles, allowing developers to make informed decisions based on solid evidence rather than guesswork.</text:p>
      <text:h text:style-name="Heading_20_2" text:outline-level="2">Role of Deductive Reasoning in Debugging</text:h>
      <text:p text:style-name="Text_20_body">One of the most valuable applications of deductive reasoning in programming is debugging. When software does not perform as expected, developers use this method to identify the root cause of the problem. The process begins with known facts—such as observed errors or recent changes to the code—and uses logical steps to narrow down potential causes.</text:p>
      <text:p text:style-name="Text_20_body">For example, if a login page stops working after an update, the developer starts by identifying the update as a potential cause. They then analyze the relationship between the update and the login failure, concluding that the update may have introduced a new bug. This systematic approach allows developers to isolate the problem, focus on the relevant code, and apply a targeted solution.</text:p>
      <text:h text:style-name="Heading_20_2" text:outline-level="2">Steps for Applying Deductive Reasoning</text:h>
      <text:p text:style-name="Text_20_body">Applying deductive reasoning in programming typically involves four main steps:</text:p>
      <text:list xml:id="list2493784870" text:style-name="L1">
        <text:list-item>
          <text:p text:style-name="P1">Identify the premises: gather all known facts or assumptions that provide the foundation for reasoning. For instance, if a login page is not functioning, the premises might be: "The login function was recently updated" and "Users are unable to log in."</text:p>
        </text:list-item>
        <text:list-item>
          <text:p text:style-name="P1">Analyze the premises: examine how these premises relate to each other and what logical conclusions can be drawn. In this case, the developer might analyze whether the recent update introduced a bug affecting the login function.</text:p>
        </text:list-item>
        <text:list-item>
          <text:p text:style-name="P1">Draw a conclusion: based on the analysis, derive a logical conclusion. Here, the conclusion might be that the recent update caused the login issue.</text:p>
        </text:list-item>
        <text:list-item>
          <text:p text:style-name="P1">Test the conclusion: verify the conclusion by reviewing the code, checking logs, or conducting further tests. Testing ensures the deduction is correct and the problem has been accurately identified and resolved.</text:p>
        </text:list-item>
      </text:list>
      <text:h text:style-name="Heading_20_3" text:outline-level="3">Deductive Reasoning in Code Structure and Optimization</text:h>
      <text:p text:style-name="Text_20_body">Beyond debugging, deductive reasoning is essential for creating efficient and maintainable code <text:soft-page-break/>structures. By understanding how different parts of a program interact, developers can design clear and optimized code for performance. For example, knowing that a responsive design is critical for user experience, a developer deduces that all user interface elements must adapt to various screen sizes. This logical planning leads to robust and efficient software.</text:p>
      <text:h text:style-name="Heading_20_3" text:outline-level="3">Enhancing User Interface Design with Deductive Reasoning</text:h>
      <text:p text:style-name="Text_20_body">Deductive reasoning also plays a significant role in designing user interfaces. Developers use logical principles to create interfaces that effectively meet user needs. For example, if developers know that users prefer quick access to navigation, they can deduce that implementing intuitive and accessible menus is necessary. This application of deductive reasoning ensures that the software is user-friendly and functional.</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9T07:38:48.970000000</dc:date>
    <meta:editing-duration>PT11S</meta:editing-duration>
    <meta:editing-cycles>1</meta:editing-cycles>
    <meta:document-statistic meta:table-count="0" meta:image-count="0" meta:object-count="0" meta:page-count="2" meta:paragraph-count="16" meta:word-count="476" meta:character-count="3179" meta:non-whitespace-character-count="2725"/>
    <meta:generator>LibreOffice/7.3.4.2$Windows_X86_64 LibreOffice_project/728fec16bd5f605073805c3c9e7c4212a0120dc5</meta:generator>
  </office:meta>
</office:document-meta>
</file>